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21:43:13.87514629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9:41.385770091</meta:creation-date>
    <dc:date>2017-06-11T21:51:17.259168531</dc:date>
    <meta:editing-duration>PT3H39M20S</meta:editing-duration>
    <meta:editing-cycles>16</meta:editing-cycles>
    <meta:generator>LibreOffice/5.1.6.2$Linux_X86_64 LibreOffice_project/10m0$Build-2</meta:generator>
    <meta:document-statistic meta:table-count="1" meta:cell-count="4270" meta:object-count="0"/>
  </office:meta>
</office:document-meta>
</file>